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1772in"/>
    </style:style>
    <style:style style:name="co8" style:family="table-column">
      <style:table-column-properties fo:break-before="auto" style:column-width="0.089in"/>
    </style:style>
    <style:style style:name="co9" style:family="table-column">
      <style:table-column-properties fo:break-before="auto" style:column-width="1.4173in"/>
    </style:style>
    <style:style style:name="co10" style:family="table-column">
      <style:table-column-properties fo:break-before="auto" style:column-width="0.7083in"/>
    </style:style>
    <style:style style:name="co7" style:family="table-column">
      <style:table-column-properties fo:break-before="auto" style:column-width="1.1154in"/>
    </style:style>
    <style:style style:name="co11" style:family="table-column">
      <style:table-column-properties fo:break-before="auto" style:column-width="0.2661in"/>
    </style:style>
    <style:style style:name="co12" style:family="table-column">
      <style:table-column-properties fo:break-before="auto" style:column-width="5.8102in"/>
    </style:style>
    <style:style style:name="co13" style:family="table-column">
      <style:table-column-properties fo:break-before="auto" style:column-width="0.7799in"/>
    </style:style>
    <style:style style:name="co14" style:family="table-column">
      <style:table-column-properties fo:break-before="auto" style:column-width="0.372in"/>
    </style:style>
    <style:style style:name="co15" style:family="table-column">
      <style:table-column-properties fo:break-before="auto" style:column-width="0.354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7083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ta2" style:family="table" style:master-page-name="PageStyle_5f_empty_20_week">
      <style:table-properties table:display="false" style:writing-mode="lr-tb"/>
    </style:style>
    <style:style style:name="ta3" style:family="table" style:master-page-name="PageStyle_5f_Planning_20_TFM">
      <style:table-properties table:display="true" style:writing-mode="lr-tb"/>
    </style:style>
    <style:style style:name="ce1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26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 style:rotation-align="none"/>
    </style:style>
    <style:style style:name="ce13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32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36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38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ext-properties style:font-name="Calibri" style:font-name-complex="Calibri"/>
    </style:style>
    <style:style style:name="ce6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0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52" style:family="table-cell" style:parent-style-name="Default">
      <style:table-cell-properties fo:background-color="#729fcf"/>
      <style:map style:condition="cell-content()=&quot;doing&quot;" style:apply-style-name="ConditionalStyle_5f_12" style:base-cell-address="'Planning TFM'.D1"/>
      <style:map style:condition="cell-content()=&quot;done&quot;" style:apply-style-name="ConditionalStyle_5f_11" style:base-cell-address="'Planning TFM'.D1"/>
    </style:style>
    <style:style style:name="ce11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8" style:base-cell-address="'Planning TFM'.D26"/>
      <style:map style:condition="cell-content()=&quot;done&quot;" style:apply-style-name="ConditionalStyle_5f_7" style:base-cell-address="'Planning TFM'.D26"/>
    </style:style>
    <style:style style:name="ce12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6" style:base-cell-address="'Planning TFM'.D42"/>
      <style:map style:condition="cell-content()=&quot;done&quot;" style:apply-style-name="ConditionalStyle_5f_5" style:base-cell-address="'Planning TFM'.D42"/>
    </style:style>
    <style:style style:name="ce13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4" style:base-cell-address="'Planning TFM'.D47"/>
      <style:map style:condition="cell-content()=&quot;done&quot;" style:apply-style-name="ConditionalStyle_5f_3" style:base-cell-address="'Planning TFM'.D47"/>
    </style:style>
    <style:style style:name="ce14" style:family="table-cell" style:parent-style-name="Default">
      <style:table-cell-properties fo:border-bottom="1.76pt solid #808080" style:diagonal-bl-tr="none" style:diagonal-tl-br="none" fo:border-left="none" fo:border-right="none" style:rotation-align="none" fo:border-top="none"/>
      <style:map style:condition="cell-content()=&quot;doing&quot;" style:apply-style-name="ConditionalStyle_5f_2" style:base-cell-address="'Planning TFM'.D52"/>
      <style:map style:condition="cell-content()=&quot;done&quot;" style:apply-style-name="ConditionalStyle_5f_1" style:base-cell-address="'Planning TFM'.D52"/>
    </style:style>
    <style:style style:name="ce7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80808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1.76pt solid #808080" fo:background-color="#92d050" style:diagonal-bl-tr="none" style:diagonal-tl-br="none" fo:border-left="0.74pt solid #808080" fo:border-right="0.74pt solid #808080" style:rotation-align="none" fo:border-top="0.74pt solid #808080"/>
    </style:style>
    <style:style style:name="ce18" style:family="table-cell" style:parent-style-name="Default">
      <style:table-cell-properties fo:background-color="#ffce93" style:diagonal-bl-tr="none" style:diagonal-tl-br="none" fo:border="0.74pt solid #808080" style:rotation-align="none"/>
    </style:style>
    <style:style style:name="ce19" style:family="table-cell" style:parent-style-name="Default">
      <style:table-cell-properties fo:border-bottom="none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20" style:family="table-cell" style:parent-style-name="Default">
      <style:table-cell-properties fo:border-bottom="1.76pt solid #808080" fo:background-color="#ffce93" style:diagonal-bl-tr="none" style:diagonal-tl-br="none" fo:border-left="0.74pt solid #808080" fo:border-right="0.74pt solid #808080" style:rotation-align="none" fo:border-top="0.74pt solid #808080"/>
    </style:style>
    <style:style style:name="ce8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0.74pt solid #808080" style:rotation-align="none"/>
    </style:style>
    <style:style style:name="ce23" style:family="table-cell" style:parent-style-name="Default">
      <style:table-cell-properties fo:background-color="#808080" style:diagonal-bl-tr="none" style:diagonal-tl-br="none" fo:border="0.74pt solid #808080" style:rotation-align="none"/>
    </style:style>
    <style:style style:name="ce24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0.74pt solid #808080"/>
    </style:style>
    <style:style style:name="ce35" style:family="table-cell" style:parent-style-name="Default">
      <style:table-cell-properties fo:border-bottom="1.76pt solid #808080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25" style:family="table-cell" style:parent-style-name="Default">
      <style:table-cell-properties fo:border-bottom="1.76pt solid #808080" style:diagonal-bl-tr="none" style:diagonal-tl-br="none" fo:border-left="0.74pt solid #808080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diagonal-bl-tr="none" style:diagonal-tl-br="none" fo:background-color="transparent" fo:border="0.74pt solid #808080" style:rotation-align="none"/>
      <style:text-properties fo:color="#c9211e"/>
    </style:style>
    <style:style style:name="ce28" style:family="table-cell" style:parent-style-name="Default">
      <style:table-cell-properties fo:background-color="#999999" style:diagonal-bl-tr="none" style:diagonal-tl-br="none" fo:border="0.74pt solid #808080" style:rotation-align="none"/>
    </style:style>
    <style:style style:name="ce29" style:family="table-cell" style:parent-style-name="Default">
      <style:table-cell-properties style:diagonal-bl-tr="none" style:diagonal-tl-br="none" fo:background-color="transparent" fo:border="0.74pt solid #808080" style:rotation-align="none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0.74pt solid #808080" fo:border-right="0.74pt solid #808080" style:rotation-align="none" fo:border-top="0.74pt solid #808080"/>
    </style:style>
    <style:style style:name="ce31" style:family="table-cell" style:parent-style-name="Default">
      <style:table-cell-properties fo:border-bottom="none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2" style:family="table-cell" style:parent-style-name="Default">
      <style:table-cell-properties fo:border-bottom="1.76pt solid #808080" fo:background-color="#999999" style:diagonal-bl-tr="none" style:diagonal-tl-br="none" fo:border-left="0.74pt solid #808080" fo:border-right="0.74pt solid #808080" style:rotation-align="none" fo:border-top="0.74pt solid #808080"/>
    </style:style>
    <style:style style:name="ce33" style:family="table-cell" style:parent-style-name="Default">
      <style:table-cell-properties fo:background-color="#ffa1a2" style:diagonal-bl-tr="none" style:diagonal-tl-br="none" fo:border="0.74pt solid #808080" style:rotation-align="none"/>
    </style:style>
    <style:style style:name="ce34" style:family="table-cell" style:parent-style-name="Default">
      <style:table-cell-properties fo:border-bottom="1.76pt solid #808080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37" style:family="table-cell" style:parent-style-name="Default">
      <style:table-cell-properties fo:border-bottom="0.74pt solid #808080" fo:background-color="#fff2c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1.76pt solid #808080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0" style:family="table-cell" style:parent-style-name="Default">
      <style:table-cell-properties fo:background-color="#e5c5c2" style:diagonal-bl-tr="none" style:diagonal-tl-br="none" fo:border="0.74pt solid #808080" style:rotation-align="none"/>
    </style:style>
    <style:style style:name="ce41" style:family="table-cell" style:parent-style-name="Default">
      <style:table-cell-properties fo:border-bottom="none" fo:background-color="#e5c5c2" style:diagonal-bl-tr="none" style:diagonal-tl-br="none" fo:border-left="0.74pt solid #808080" fo:border-right="0.74pt solid #808080" style:rotation-align="none" fo:border-top="0.74pt solid #808080"/>
    </style:style>
    <style:style style:name="ce42" style:family="table-cell" style:parent-style-name="Default">
      <style:table-cell-properties fo:background-color="transparent" style:rotation-align="none"/>
    </style:style>
    <style:style style:name="ce43" style:family="table-cell" style:parent-style-name="Default">
      <style:table-cell-properties fo:border-bottom="0.74pt solid #808080" fo:background-color="#e7e6e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fo:background-color="#ffa1a2" style:diagonal-bl-tr="none" style:diagonal-tl-br="none" fo:border-left="0.74pt solid #808080" fo:border-right="0.74pt solid #808080" style:rotation-align="none" fo:border-top="0.74pt solid #808080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/>
    </style:style>
    <style:style style:name="ce110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3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 style:rotation-align="none"/>
    </style:style>
    <style:style style:name="ce115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none"/>
    </style:style>
    <style:style style:name="ce11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  <style:text-properties fo:color="#000000" style:text-outline="false" style:text-line-through-style="none" style:text-line-through-type="none" style:font-name="Cambria Math" fo:font-size="12pt" fo:font-style="normal" fo:text-shadow="none" style:text-underline-style="none" fo:font-weight="normal" style:font-size-asian="12pt" style:font-style-asian="normal" style:font-weight-asian="normal" style:font-name-complex="Cambria Math" style:font-size-complex="12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20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none"/>
    </style:style>
    <style:style style:name="ce13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/>
    </style:style>
    <style:style style:name="ce140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89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family-complex="Tahoma" style:font-family-generic-complex="swis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family-complex="Tahoma" style:font-family-generic-complex="swis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ing TFM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number-columns-repeated="58" table:default-cell-style-name="Default"/>
        <table:table-column table:style-name="co14" table:number-columns-repeated="5" table:default-cell-style-name="ce42"/>
        <table:table-column table:style-name="co15" table:default-cell-style-name="ce42"/>
        <table:table-column table:style-name="co14" table:number-columns-repeated="2" table:default-cell-style-name="ce42"/>
        <table:table-column table:style-name="co14" table:number-columns-repeated="102" table:default-cell-style-name="Default"/>
        <table:table-column table:style-name="co15" table:number-columns-repeated="2" table:default-cell-style-name="Default"/>
        <table:table-column table:style-name="co7" table:number-columns-repeated="850" table:default-cell-style-name="Default"/>
        <table:table-row table:style-name="ro1">
          <table:table-cell table:number-columns-repeated="4"/>
          <table:table-cell table:style-name="ce76" office:value-type="string" calcext:value-type="string" table:number-columns-spanned="2" table:number-rows-spanned="1">
            <text:p>Gener</text:p>
          </table:table-cell>
          <table:covered-table-cell table:style-name="ce76"/>
          <table:table-cell table:style-name="ce82" office:value-type="string" calcext:value-type="string" table:number-columns-spanned="28" table:number-rows-spanned="1">
            <text:p>Febrer</text:p>
          </table:table-cell>
          <table:covered-table-cell table:number-columns-repeated="26" table:style-name="ce26"/>
          <table:covered-table-cell table:style-name="ce37"/>
          <table:table-cell table:style-name="ce76" office:value-type="string" calcext:value-type="string" table:number-columns-spanned="31" table:number-rows-spanned="1">
            <text:p>Març</text:p>
          </table:table-cell>
          <table:covered-table-cell table:number-columns-repeated="29" table:style-name="ce38"/>
          <table:covered-table-cell table:style-name="ce43"/>
          <table:table-cell table:style-name="ce82" office:value-type="string" calcext:value-type="string" table:number-columns-spanned="30" table:number-rows-spanned="1">
            <text:p>Abril</text:p>
          </table:table-cell>
          <table:covered-table-cell table:number-columns-repeated="28" table:style-name="ce26"/>
          <table:covered-table-cell table:style-name="ce37"/>
          <table:table-cell table:style-name="ce76" office:value-type="string" calcext:value-type="string" table:number-columns-spanned="31" table:number-rows-spanned="1">
            <text:p>Maig</text:p>
          </table:table-cell>
          <table:covered-table-cell table:number-columns-repeated="29" table:style-name="ce38"/>
          <table:covered-table-cell table:style-name="ce43"/>
          <table:table-cell table:style-name="ce82" office:value-type="string" calcext:value-type="string" table:number-columns-spanned="30" table:number-rows-spanned="1">
            <text:p>Juny</text:p>
          </table:table-cell>
          <table:covered-table-cell table:number-columns-repeated="28" table:style-name="ce26"/>
          <table:covered-table-cell table:style-name="ce37"/>
          <table:table-cell table:style-name="ce76" office:value-type="string" calcext:value-type="string" table:number-columns-spanned="18" table:number-rows-spanned="1">
            <text:p>Juliol</text:p>
          </table:table-cell>
          <table:covered-table-cell table:number-columns-repeated="16" table:style-name="ce38"/>
          <table:covered-table-cell table:style-name="ce43"/>
          <table:table-cell table:number-columns-repeated="850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V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DG</text:p>
          </table:table-cell>
          <table:table-cell table:style-name="ce1" table:number-columns-repeated="857"/>
        </table:table-row>
        <table:table-row table:style-name="ro3">
          <table:table-cell table:style-name="ce2" table:number-columns-repeated="3"/>
          <table:table-cell table:style-name="ce9" office:value-type="string" calcext:value-type="string">
            <text:p>Status</text:p>
          </table:table-cell>
          <table:table-cell table:style-name="ce16" office:value-type="date" office:date-value="2021-01-30" calcext:value-type="date">
            <text:p>30-Jan</text:p>
          </table:table-cell>
          <table:table-cell table:style-name="ce16" office:value-type="date" office:date-value="2021-01-31" calcext:value-type="date">
            <text:p>31-Jan</text:p>
          </table:table-cell>
          <table:table-cell table:style-name="ce16" office:value-type="date" office:date-value="2021-02-01" calcext:value-type="date">
            <text:p>1-Feb</text:p>
          </table:table-cell>
          <table:table-cell table:style-name="ce16" office:value-type="date" office:date-value="2021-02-02" calcext:value-type="date">
            <text:p>2-Feb</text:p>
          </table:table-cell>
          <table:table-cell table:style-name="ce16" office:value-type="date" office:date-value="2021-02-03" calcext:value-type="date">
            <text:p>3-Feb</text:p>
          </table:table-cell>
          <table:table-cell table:style-name="ce16" office:value-type="date" office:date-value="2021-02-04" calcext:value-type="date">
            <text:p>4-Feb</text:p>
          </table:table-cell>
          <table:table-cell table:style-name="ce16" office:value-type="date" office:date-value="2021-02-05" calcext:value-type="date">
            <text:p>5-Feb</text:p>
          </table:table-cell>
          <table:table-cell table:style-name="ce16" office:value-type="date" office:date-value="2021-02-06" calcext:value-type="date">
            <text:p>6-Feb</text:p>
          </table:table-cell>
          <table:table-cell table:style-name="ce16" office:value-type="date" office:date-value="2021-02-07" calcext:value-type="date">
            <text:p>7-Feb</text:p>
          </table:table-cell>
          <table:table-cell table:style-name="ce16" office:value-type="date" office:date-value="2021-02-08" calcext:value-type="date">
            <text:p>8-Feb</text:p>
          </table:table-cell>
          <table:table-cell table:style-name="ce16" office:value-type="date" office:date-value="2021-02-09" calcext:value-type="date">
            <text:p>9-Feb</text:p>
          </table:table-cell>
          <table:table-cell table:style-name="ce16" office:value-type="date" office:date-value="2021-02-10" calcext:value-type="date">
            <text:p>10-Feb</text:p>
          </table:table-cell>
          <table:table-cell table:style-name="ce16" office:value-type="date" office:date-value="2021-02-11" calcext:value-type="date">
            <text:p>11-Feb</text:p>
          </table:table-cell>
          <table:table-cell table:style-name="ce16" office:value-type="date" office:date-value="2021-02-12" calcext:value-type="date">
            <office:annotation draw:style-name="gr1" draw:text-style-name="P2" svg:width="1.8508in" svg:height="0.8681in" svg:x="13.4654in" svg:y="0.2571in" draw:caption-point-x="-1.2252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Project proposals</text:span></text:p>
            </office:annotation>
            <text:p>12-Feb</text:p>
          </table:table-cell>
          <table:table-cell table:style-name="ce16" office:value-type="date" office:date-value="2021-02-13" calcext:value-type="date">
            <text:p>13-Feb</text:p>
          </table:table-cell>
          <table:table-cell table:style-name="ce16" office:value-type="date" office:date-value="2021-02-14" calcext:value-type="date">
            <text:p>14-Feb</text:p>
          </table:table-cell>
          <table:table-cell table:style-name="ce16" office:value-type="date" office:date-value="2021-02-15" calcext:value-type="date">
            <text:p>15-Feb</text:p>
          </table:table-cell>
          <table:table-cell table:style-name="ce16" office:value-type="date" office:date-value="2021-02-16" calcext:value-type="date">
            <text:p>16-Feb</text:p>
          </table:table-cell>
          <table:table-cell table:style-name="ce16" office:value-type="date" office:date-value="2021-02-17" calcext:value-type="date">
            <text:p>17-Feb</text:p>
          </table:table-cell>
          <table:table-cell table:style-name="ce16" office:value-type="date" office:date-value="2021-02-18" calcext:value-type="date">
            <text:p>18-Feb</text:p>
          </table:table-cell>
          <table:table-cell table:style-name="ce16" office:value-type="date" office:date-value="2021-02-19" calcext:value-type="date">
            <text:p>19-Feb</text:p>
          </table:table-cell>
          <table:table-cell table:style-name="ce16" office:value-type="date" office:date-value="2021-02-20" calcext:value-type="date">
            <text:p>20-Feb</text:p>
          </table:table-cell>
          <table:table-cell table:style-name="ce16" office:value-type="date" office:date-value="2021-02-21" calcext:value-type="date">
            <text:p>21-Feb</text:p>
          </table:table-cell>
          <table:table-cell table:style-name="ce16" office:value-type="date" office:date-value="2021-02-22" calcext:value-type="date">
            <text:p>22-Feb</text:p>
          </table:table-cell>
          <table:table-cell table:style-name="ce16" office:value-type="date" office:date-value="2021-02-23" calcext:value-type="date">
            <text:p>23-Feb</text:p>
          </table:table-cell>
          <table:table-cell table:style-name="ce16" office:value-type="date" office:date-value="2021-02-24" calcext:value-type="date">
            <text:p>24-Feb</text:p>
          </table:table-cell>
          <table:table-cell table:style-name="ce16" office:value-type="date" office:date-value="2021-02-25" calcext:value-type="date">
            <text:p>25-Feb</text:p>
          </table:table-cell>
          <table:table-cell table:style-name="ce16" office:value-type="date" office:date-value="2021-02-26" calcext:value-type="date">
            <text:p>26-Feb</text:p>
          </table:table-cell>
          <table:table-cell table:style-name="ce16" office:value-type="date" office:date-value="2021-02-27" calcext:value-type="date">
            <text:p>27-Feb</text:p>
          </table:table-cell>
          <table:table-cell table:style-name="ce16" office:value-type="date" office:date-value="2021-02-28" calcext:value-type="date">
            <text:p>28-Feb</text:p>
          </table:table-cell>
          <table:table-cell table:style-name="ce16" office:value-type="date" office:date-value="2021-03-01" calcext:value-type="date">
            <text:p>1-Mar</text:p>
          </table:table-cell>
          <table:table-cell table:style-name="ce16" office:value-type="date" office:date-value="2021-03-02" calcext:value-type="date">
            <text:p>2-Mar</text:p>
          </table:table-cell>
          <table:table-cell table:style-name="ce16" office:value-type="date" office:date-value="2021-03-03" calcext:value-type="date">
            <text:p>3-Mar</text:p>
          </table:table-cell>
          <table:table-cell table:style-name="ce16" office:value-type="date" office:date-value="2021-03-04" calcext:value-type="date">
            <text:p>4-Mar</text:p>
          </table:table-cell>
          <table:table-cell table:style-name="ce16" office:value-type="date" office:date-value="2021-03-05" calcext:value-type="date">
            <text:p>5-Mar</text:p>
          </table:table-cell>
          <table:table-cell table:style-name="ce16" office:value-type="date" office:date-value="2021-03-06" calcext:value-type="date">
            <text:p>6-Mar</text:p>
          </table:table-cell>
          <table:table-cell table:style-name="ce16" office:value-type="date" office:date-value="2021-03-07" calcext:value-type="date">
            <text:p>7-Mar</text:p>
          </table:table-cell>
          <table:table-cell table:style-name="ce16" office:value-type="date" office:date-value="2021-03-08" calcext:value-type="date">
            <text:p>8-Mar</text:p>
          </table:table-cell>
          <table:table-cell table:style-name="ce16" office:value-type="date" office:date-value="2021-03-09" calcext:value-type="date">
            <text:p>9-Mar</text:p>
          </table:table-cell>
          <table:table-cell table:style-name="ce16" office:value-type="date" office:date-value="2021-03-10" calcext:value-type="date">
            <text:p>10-Mar</text:p>
          </table:table-cell>
          <table:table-cell table:style-name="ce16" office:value-type="date" office:date-value="2021-03-11" calcext:value-type="date">
            <text:p>11-Mar</text:p>
          </table:table-cell>
          <table:table-cell table:style-name="ce16" office:value-type="date" office:date-value="2021-03-12" calcext:value-type="date">
            <text:p>12-Mar</text:p>
          </table:table-cell>
          <table:table-cell table:style-name="ce16" office:value-type="date" office:date-value="2021-03-13" calcext:value-type="date">
            <text:p>13-Mar</text:p>
          </table:table-cell>
          <table:table-cell table:style-name="ce16" office:value-type="date" office:date-value="2021-03-14" calcext:value-type="date">
            <text:p>14-Mar</text:p>
          </table:table-cell>
          <table:table-cell table:style-name="ce16" office:value-type="date" office:date-value="2021-03-15" calcext:value-type="date">
            <text:p>15-Mar</text:p>
          </table:table-cell>
          <table:table-cell table:style-name="ce16" office:value-type="date" office:date-value="2021-03-16" calcext:value-type="date">
            <text:p>16-Mar</text:p>
          </table:table-cell>
          <table:table-cell table:style-name="ce16" office:value-type="date" office:date-value="2021-03-17" calcext:value-type="date">
            <text:p>17-Mar</text:p>
          </table:table-cell>
          <table:table-cell table:style-name="ce16" office:value-type="date" office:date-value="2021-03-18" calcext:value-type="date">
            <text:p>18-Mar</text:p>
          </table:table-cell>
          <table:table-cell table:style-name="ce16" office:value-type="date" office:date-value="2021-03-19" calcext:value-type="date">
            <text:p>19-Mar</text:p>
          </table:table-cell>
          <table:table-cell table:style-name="ce16" office:value-type="date" office:date-value="2021-03-20" calcext:value-type="date">
            <text:p>20-Mar</text:p>
          </table:table-cell>
          <table:table-cell table:style-name="ce16" office:value-type="date" office:date-value="2021-03-21" calcext:value-type="date">
            <text:p>21-Mar</text:p>
          </table:table-cell>
          <table:table-cell table:style-name="ce16" office:value-type="date" office:date-value="2021-03-22" calcext:value-type="date">
            <text:p>22-Mar</text:p>
          </table:table-cell>
          <table:table-cell table:style-name="ce16" office:value-type="date" office:date-value="2021-03-23" calcext:value-type="date">
            <text:p>23-Mar</text:p>
          </table:table-cell>
          <table:table-cell table:style-name="ce16" office:value-type="date" office:date-value="2021-03-24" calcext:value-type="date">
            <text:p>24-Mar</text:p>
          </table:table-cell>
          <table:table-cell table:style-name="ce16" office:value-type="date" office:date-value="2021-03-25" calcext:value-type="date">
            <text:p>25-Mar</text:p>
          </table:table-cell>
          <table:table-cell table:style-name="ce16" office:value-type="date" office:date-value="2021-03-26" calcext:value-type="date">
            <text:p>26-Mar</text:p>
          </table:table-cell>
          <table:table-cell table:style-name="ce16" office:value-type="date" office:date-value="2021-03-27" calcext:value-type="date">
            <text:p>27-Mar</text:p>
          </table:table-cell>
          <table:table-cell table:style-name="ce16" office:value-type="date" office:date-value="2021-03-28" calcext:value-type="date">
            <text:p>28-Mar</text:p>
          </table:table-cell>
          <table:table-cell table:style-name="ce16" office:value-type="date" office:date-value="2021-03-29" calcext:value-type="date">
            <text:p>29-Mar</text:p>
          </table:table-cell>
          <table:table-cell table:style-name="ce16" office:value-type="date" office:date-value="2021-03-30" calcext:value-type="date">
            <text:p>30-Mar</text:p>
          </table:table-cell>
          <table:table-cell table:style-name="ce16" office:value-type="date" office:date-value="2021-03-31" calcext:value-type="date">
            <text:p>31-Mar</text:p>
          </table:table-cell>
          <table:table-cell table:style-name="ce16" office:value-type="date" office:date-value="2021-04-01" calcext:value-type="date">
            <text:p>1-Apr</text:p>
          </table:table-cell>
          <table:table-cell table:style-name="ce16" office:value-type="date" office:date-value="2021-04-02" calcext:value-type="date">
            <text:p>2-Apr</text:p>
          </table:table-cell>
          <table:table-cell table:style-name="ce16" office:value-type="date" office:date-value="2021-04-03" calcext:value-type="date">
            <text:p>3-Apr</text:p>
          </table:table-cell>
          <table:table-cell table:style-name="ce16" office:value-type="date" office:date-value="2021-04-04" calcext:value-type="date">
            <text:p>4-Apr</text:p>
          </table:table-cell>
          <table:table-cell table:style-name="ce16" office:value-type="date" office:date-value="2021-04-05" calcext:value-type="date">
            <text:p>5-Apr</text:p>
          </table:table-cell>
          <table:table-cell table:style-name="ce16" office:value-type="date" office:date-value="2021-04-06" calcext:value-type="date">
            <text:p>6-Apr</text:p>
          </table:table-cell>
          <table:table-cell table:style-name="ce16" office:value-type="date" office:date-value="2021-04-07" calcext:value-type="date">
            <text:p>7-Apr</text:p>
          </table:table-cell>
          <table:table-cell table:style-name="ce16" office:value-type="date" office:date-value="2021-04-08" calcext:value-type="date">
            <text:p>8-Apr</text:p>
          </table:table-cell>
          <table:table-cell table:style-name="ce16" office:value-type="date" office:date-value="2021-04-09" calcext:value-type="date">
            <text:p>9-Apr</text:p>
          </table:table-cell>
          <table:table-cell table:style-name="ce16" office:value-type="date" office:date-value="2021-04-10" calcext:value-type="date">
            <text:p>10-Apr</text:p>
          </table:table-cell>
          <table:table-cell table:style-name="ce16" office:value-type="date" office:date-value="2021-04-11" calcext:value-type="date">
            <text:p>11-Apr</text:p>
          </table:table-cell>
          <table:table-cell table:style-name="ce16" office:value-type="date" office:date-value="2021-04-12" calcext:value-type="date">
            <text:p>12-Apr</text:p>
          </table:table-cell>
          <table:table-cell table:style-name="ce16" office:value-type="date" office:date-value="2021-04-13" calcext:value-type="date">
            <text:p>13-Apr</text:p>
          </table:table-cell>
          <table:table-cell table:style-name="ce16" office:value-type="date" office:date-value="2021-04-14" calcext:value-type="date">
            <text:p>14-Apr</text:p>
          </table:table-cell>
          <table:table-cell table:style-name="ce16" office:value-type="date" office:date-value="2021-04-15" calcext:value-type="date">
            <text:p>15-Apr</text:p>
          </table:table-cell>
          <table:table-cell table:style-name="ce16" office:value-type="date" office:date-value="2021-04-16" calcext:value-type="date">
            <text:p>16-Apr</text:p>
          </table:table-cell>
          <table:table-cell table:style-name="ce16" office:value-type="date" office:date-value="2021-04-17" calcext:value-type="date">
            <text:p>17-Apr</text:p>
          </table:table-cell>
          <table:table-cell table:style-name="ce16" office:value-type="date" office:date-value="2021-04-18" calcext:value-type="date">
            <text:p>18-Apr</text:p>
          </table:table-cell>
          <table:table-cell table:style-name="ce16" office:value-type="date" office:date-value="2021-04-19" calcext:value-type="date">
            <text:p>19-Apr</text:p>
          </table:table-cell>
          <table:table-cell table:style-name="ce16" office:value-type="date" office:date-value="2021-04-20" calcext:value-type="date">
            <text:p>20-Apr</text:p>
          </table:table-cell>
          <table:table-cell table:style-name="ce16" office:value-type="date" office:date-value="2021-04-21" calcext:value-type="date">
            <text:p>21-Apr</text:p>
          </table:table-cell>
          <table:table-cell table:style-name="ce16" office:value-type="date" office:date-value="2021-04-22" calcext:value-type="date">
            <text:p>22-Apr</text:p>
          </table:table-cell>
          <table:table-cell table:style-name="ce16" office:value-type="date" office:date-value="2021-04-23" calcext:value-type="date">
            <text:p>23-Apr</text:p>
          </table:table-cell>
          <table:table-cell table:style-name="ce16" office:value-type="date" office:date-value="2021-04-24" calcext:value-type="date">
            <text:p>24-Apr</text:p>
          </table:table-cell>
          <table:table-cell table:style-name="ce16" office:value-type="date" office:date-value="2021-04-25" calcext:value-type="date">
            <text:p>25-Apr</text:p>
          </table:table-cell>
          <table:table-cell table:style-name="ce16" office:value-type="date" office:date-value="2021-04-26" calcext:value-type="date">
            <text:p>26-Apr</text:p>
          </table:table-cell>
          <table:table-cell table:style-name="ce16" office:value-type="date" office:date-value="2021-04-27" calcext:value-type="date">
            <text:p>27-Apr</text:p>
          </table:table-cell>
          <table:table-cell table:style-name="ce16" office:value-type="date" office:date-value="2021-04-28" calcext:value-type="date">
            <text:p>28-Apr</text:p>
          </table:table-cell>
          <table:table-cell table:style-name="ce16" office:value-type="date" office:date-value="2021-04-29" calcext:value-type="date">
            <text:p>29-Apr</text:p>
          </table:table-cell>
          <table:table-cell table:style-name="ce16" office:value-type="date" office:date-value="2021-04-30" calcext:value-type="date">
            <text:p>30-Apr</text:p>
          </table:table-cell>
          <table:table-cell table:style-name="ce16" office:value-type="date" office:date-value="2021-05-01" calcext:value-type="date">
            <text:p>1-May</text:p>
          </table:table-cell>
          <table:table-cell table:style-name="ce16" office:value-type="date" office:date-value="2021-05-02" calcext:value-type="date">
            <text:p>2-May</text:p>
          </table:table-cell>
          <table:table-cell table:style-name="ce16" office:value-type="date" office:date-value="2021-05-03" calcext:value-type="date">
            <text:p>3-May</text:p>
          </table:table-cell>
          <table:table-cell table:style-name="ce16" office:value-type="date" office:date-value="2021-05-04" calcext:value-type="date">
            <text:p>4-May</text:p>
          </table:table-cell>
          <table:table-cell table:style-name="ce16" office:value-type="date" office:date-value="2021-05-05" calcext:value-type="date">
            <text:p>5-May</text:p>
          </table:table-cell>
          <table:table-cell table:style-name="ce16" office:value-type="date" office:date-value="2021-05-06" calcext:value-type="date">
            <text:p>6-May</text:p>
          </table:table-cell>
          <table:table-cell table:style-name="ce16" office:value-type="date" office:date-value="2021-05-07" calcext:value-type="date">
            <text:p>7-May</text:p>
          </table:table-cell>
          <table:table-cell table:style-name="ce16" office:value-type="date" office:date-value="2021-05-08" calcext:value-type="date">
            <text:p>8-May</text:p>
          </table:table-cell>
          <table:table-cell table:style-name="ce16" office:value-type="date" office:date-value="2021-05-09" calcext:value-type="date">
            <text:p>9-May</text:p>
          </table:table-cell>
          <table:table-cell table:style-name="ce16" office:value-type="date" office:date-value="2021-05-10" calcext:value-type="date">
            <text:p>10-May</text:p>
          </table:table-cell>
          <table:table-cell table:style-name="ce16" office:value-type="date" office:date-value="2021-05-11" calcext:value-type="date">
            <text:p>11-May</text:p>
          </table:table-cell>
          <table:table-cell table:style-name="ce16" office:value-type="date" office:date-value="2021-05-12" calcext:value-type="date">
            <text:p>12-May</text:p>
          </table:table-cell>
          <table:table-cell table:style-name="ce16" office:value-type="date" office:date-value="2021-05-13" calcext:value-type="date">
            <text:p>13-May</text:p>
          </table:table-cell>
          <table:table-cell table:style-name="ce16" office:value-type="date" office:date-value="2021-05-14" calcext:value-type="date">
            <text:p>14-May</text:p>
          </table:table-cell>
          <table:table-cell table:style-name="ce16" office:value-type="date" office:date-value="2021-05-15" calcext:value-type="date">
            <text:p>15-May</text:p>
          </table:table-cell>
          <table:table-cell table:style-name="ce16" office:value-type="date" office:date-value="2021-05-16" calcext:value-type="date">
            <text:p>16-May</text:p>
          </table:table-cell>
          <table:table-cell table:style-name="ce16" office:value-type="date" office:date-value="2021-05-17" calcext:value-type="date">
            <text:p>17-May</text:p>
          </table:table-cell>
          <table:table-cell table:style-name="ce16" office:value-type="date" office:date-value="2021-05-18" calcext:value-type="date">
            <text:p>18-May</text:p>
          </table:table-cell>
          <table:table-cell table:style-name="ce16" office:value-type="date" office:date-value="2021-05-19" calcext:value-type="date">
            <text:p>19-May</text:p>
          </table:table-cell>
          <table:table-cell table:style-name="ce16" office:value-type="date" office:date-value="2021-05-20" calcext:value-type="date">
            <text:p>20-May</text:p>
          </table:table-cell>
          <table:table-cell table:style-name="ce16" office:value-type="date" office:date-value="2021-05-21" calcext:value-type="date">
            <text:p>21-May</text:p>
          </table:table-cell>
          <table:table-cell table:style-name="ce16" office:value-type="date" office:date-value="2021-05-22" calcext:value-type="date">
            <text:p>22-May</text:p>
          </table:table-cell>
          <table:table-cell table:style-name="ce16" office:value-type="date" office:date-value="2021-05-23" calcext:value-type="date">
            <text:p>23-May</text:p>
          </table:table-cell>
          <table:table-cell table:style-name="ce16" office:value-type="date" office:date-value="2021-05-24" calcext:value-type="date">
            <text:p>24-May</text:p>
          </table:table-cell>
          <table:table-cell table:style-name="ce16" office:value-type="date" office:date-value="2021-05-25" calcext:value-type="date">
            <text:p>25-May</text:p>
          </table:table-cell>
          <table:table-cell table:style-name="ce16" office:value-type="date" office:date-value="2021-05-26" calcext:value-type="date">
            <text:p>26-May</text:p>
          </table:table-cell>
          <table:table-cell table:style-name="ce16" office:value-type="date" office:date-value="2021-05-27" calcext:value-type="date">
            <text:p>27-May</text:p>
          </table:table-cell>
          <table:table-cell table:style-name="ce16" office:value-type="date" office:date-value="2021-05-28" calcext:value-type="date">
            <text:p>28-May</text:p>
          </table:table-cell>
          <table:table-cell table:style-name="ce16" office:value-type="date" office:date-value="2021-05-29" calcext:value-type="date">
            <text:p>29-May</text:p>
          </table:table-cell>
          <table:table-cell table:style-name="ce16" office:value-type="date" office:date-value="2021-05-30" calcext:value-type="date">
            <text:p>30-May</text:p>
          </table:table-cell>
          <table:table-cell table:style-name="ce16" office:value-type="date" office:date-value="2021-05-31" calcext:value-type="date">
            <text:p>31-May</text:p>
          </table:table-cell>
          <table:table-cell table:style-name="ce16" office:value-type="date" office:date-value="2021-06-01" calcext:value-type="date">
            <text:p>1-Jun</text:p>
          </table:table-cell>
          <table:table-cell table:style-name="ce16" office:value-type="date" office:date-value="2021-06-02" calcext:value-type="date">
            <text:p>2-Jun</text:p>
          </table:table-cell>
          <table:table-cell table:style-name="ce16" office:value-type="date" office:date-value="2021-06-03" calcext:value-type="date">
            <text:p>3-Jun</text:p>
          </table:table-cell>
          <table:table-cell table:style-name="ce16" office:value-type="date" office:date-value="2021-06-04" calcext:value-type="date">
            <text:p>4-Jun</text:p>
          </table:table-cell>
          <table:table-cell table:style-name="ce16" office:value-type="date" office:date-value="2021-06-05" calcext:value-type="date">
            <text:p>5-Jun</text:p>
          </table:table-cell>
          <table:table-cell table:style-name="ce16" office:value-type="date" office:date-value="2021-06-06" calcext:value-type="date">
            <text:p>6-Jun</text:p>
          </table:table-cell>
          <table:table-cell table:style-name="ce16" office:value-type="date" office:date-value="2021-06-07" calcext:value-type="date">
            <text:p>7-Jun</text:p>
          </table:table-cell>
          <table:table-cell table:style-name="ce16" office:value-type="date" office:date-value="2021-06-08" calcext:value-type="date">
            <text:p>8-Jun</text:p>
          </table:table-cell>
          <table:table-cell table:style-name="ce16" office:value-type="date" office:date-value="2021-06-09" calcext:value-type="date">
            <text:p>9-Jun</text:p>
          </table:table-cell>
          <table:table-cell table:style-name="ce16" office:value-type="date" office:date-value="2021-06-10" calcext:value-type="date">
            <text:p>10-Jun</text:p>
          </table:table-cell>
          <table:table-cell table:style-name="ce16" office:value-type="date" office:date-value="2021-06-11" calcext:value-type="date">
            <text:p>11-Jun</text:p>
          </table:table-cell>
          <table:table-cell table:style-name="ce16" office:value-type="date" office:date-value="2021-06-12" calcext:value-type="date">
            <text:p>12-Jun</text:p>
          </table:table-cell>
          <table:table-cell table:style-name="ce16" office:value-type="date" office:date-value="2021-06-13" calcext:value-type="date">
            <text:p>13-Jun</text:p>
          </table:table-cell>
          <table:table-cell table:style-name="ce16" office:value-type="date" office:date-value="2021-06-14" calcext:value-type="date">
            <text:p>14-Jun</text:p>
          </table:table-cell>
          <table:table-cell table:style-name="ce16" office:value-type="date" office:date-value="2021-06-15" calcext:value-type="date">
            <text:p>15-Jun</text:p>
          </table:table-cell>
          <table:table-cell table:style-name="ce16" office:value-type="date" office:date-value="2021-06-16" calcext:value-type="date">
            <text:p>16-Jun</text:p>
          </table:table-cell>
          <table:table-cell table:style-name="ce16" office:value-type="date" office:date-value="2021-06-17" calcext:value-type="date">
            <text:p>17-Jun</text:p>
          </table:table-cell>
          <table:table-cell table:style-name="ce16" office:value-type="date" office:date-value="2021-06-18" calcext:value-type="date">
            <text:p>18-Jun</text:p>
          </table:table-cell>
          <table:table-cell table:style-name="ce16" office:value-type="date" office:date-value="2021-06-19" calcext:value-type="date">
            <text:p>19-Jun</text:p>
          </table:table-cell>
          <table:table-cell table:style-name="ce16" office:value-type="date" office:date-value="2021-06-20" calcext:value-type="date">
            <text:p>20-Jun</text:p>
          </table:table-cell>
          <table:table-cell table:style-name="ce16" office:value-type="date" office:date-value="2021-06-21" calcext:value-type="date">
            <text:p>21-Jun</text:p>
          </table:table-cell>
          <table:table-cell table:style-name="ce16" office:value-type="date" office:date-value="2021-06-22" calcext:value-type="date">
            <text:p>22-Jun</text:p>
          </table:table-cell>
          <table:table-cell table:style-name="ce16" office:value-type="date" office:date-value="2021-06-23" calcext:value-type="date">
            <text:p>23-Jun</text:p>
          </table:table-cell>
          <table:table-cell table:style-name="ce16" office:value-type="date" office:date-value="2021-06-24" calcext:value-type="date">
            <text:p>24-Jun</text:p>
          </table:table-cell>
          <table:table-cell table:style-name="ce16" office:value-type="date" office:date-value="2021-06-25" calcext:value-type="date">
            <text:p>25-Jun</text:p>
          </table:table-cell>
          <table:table-cell table:style-name="ce16" office:value-type="date" office:date-value="2021-06-26" calcext:value-type="date">
            <text:p>26-Jun</text:p>
          </table:table-cell>
          <table:table-cell table:style-name="ce16" office:value-type="date" office:date-value="2021-06-27" calcext:value-type="date">
            <text:p>27-Jun</text:p>
          </table:table-cell>
          <table:table-cell table:style-name="ce16" office:value-type="date" office:date-value="2021-06-28" calcext:value-type="date">
            <text:p>28-Jun</text:p>
          </table:table-cell>
          <table:table-cell table:style-name="ce16" office:value-type="date" office:date-value="2021-06-29" calcext:value-type="date">
            <text:p>29-Jun</text:p>
          </table:table-cell>
          <table:table-cell table:style-name="ce16" office:value-type="date" office:date-value="2021-06-30" calcext:value-type="date">
            <text:p>30-Jun</text:p>
          </table:table-cell>
          <table:table-cell table:style-name="ce16" office:value-type="date" office:date-value="2021-07-01" calcext:value-type="date">
            <office:annotation draw:style-name="gr1" draw:text-style-name="P2" svg:width="1.8508in" svg:height="0.8681in" svg:x="65.1547in" svg:y="0.2571in" draw:caption-point-x="-1.1937in" draw:caption-point-y="0.1634in">
              <dc:date>2021-02-13T00:00:00</dc:date>
              <text:p text:style-name="P1"><text:span text:style-name="T1">MONTSERRAT COMAS TURRO:</text:span></text:p>
              <text:p text:style-name="P1"><text:span text:style-name="T2">Deadline</text:span></text:p>
            </office:annotation>
            <text:p>1-Jul</text:p>
          </table:table-cell>
          <table:table-cell table:style-name="ce16" office:value-type="date" office:date-value="2021-07-02" calcext:value-type="date">
            <text:p>2-Jul</text:p>
          </table:table-cell>
          <table:table-cell table:style-name="ce16" office:value-type="date" office:date-value="2021-07-03" calcext:value-type="date">
            <text:p>3-Jul</text:p>
          </table:table-cell>
          <table:table-cell table:style-name="ce16" office:value-type="date" office:date-value="2021-07-04" calcext:value-type="date">
            <text:p>4-Jul</text:p>
          </table:table-cell>
          <table:table-cell table:style-name="ce16" office:value-type="date" office:date-value="2021-07-05" calcext:value-type="date">
            <text:p>5-Jul</text:p>
          </table:table-cell>
          <table:table-cell table:style-name="ce16" office:value-type="date" office:date-value="2021-07-06" calcext:value-type="date">
            <text:p>6-Jul</text:p>
          </table:table-cell>
          <table:table-cell table:style-name="ce16" office:value-type="date" office:date-value="2021-07-07" calcext:value-type="date">
            <text:p>7-Jul</text:p>
          </table:table-cell>
          <table:table-cell table:style-name="ce16" office:value-type="date" office:date-value="2021-07-08" calcext:value-type="date">
            <text:p>8-Jul</text:p>
          </table:table-cell>
          <table:table-cell table:style-name="ce16" office:value-type="date" office:date-value="2021-07-09" calcext:value-type="date">
            <text:p>9-Jul</text:p>
          </table:table-cell>
          <table:table-cell table:style-name="ce16" office:value-type="date" office:date-value="2021-07-10" calcext:value-type="date">
            <text:p>10-Jul</text:p>
          </table:table-cell>
          <table:table-cell table:style-name="ce16" office:value-type="date" office:date-value="2021-07-11" calcext:value-type="date">
            <text:p>11-Jul</text:p>
          </table:table-cell>
          <table:table-cell table:style-name="ce16" office:value-type="date" office:date-value="2021-07-12" calcext:value-type="date">
            <text:p>12-Jul</text:p>
          </table:table-cell>
          <table:table-cell table:style-name="ce16" office:value-type="date" office:date-value="2021-07-13" calcext:value-type="date">
            <text:p>13-Jul</text:p>
          </table:table-cell>
          <table:table-cell table:style-name="ce16" office:value-type="date" office:date-value="2021-07-14" calcext:value-type="date">
            <text:p>14-Jul</text:p>
          </table:table-cell>
          <table:table-cell table:style-name="ce16" office:value-type="date" office:date-value="2021-07-15" calcext:value-type="date">
            <text:p>15-Jul</text:p>
          </table:table-cell>
          <table:table-cell table:style-name="ce16" office:value-type="date" office:date-value="2021-07-16" calcext:value-type="date">
            <text:p>16-Jul</text:p>
          </table:table-cell>
          <table:table-cell table:style-name="ce16" office:value-type="date" office:date-value="2021-07-17" calcext:value-type="date">
            <text:p>17-Jul</text:p>
          </table:table-cell>
          <table:table-cell table:style-name="ce16" office:value-type="date" office:date-value="2021-07-18" calcext:value-type="date">
            <text:p>18-Jul</text:p>
          </table:table-cell>
          <table:table-cell table:style-name="ce2" table:number-columns-repeated="850"/>
        </table:table-row>
        <table:table-row table:style-name="ro1">
          <table:table-cell table:style-name="ce3" office:value-type="string" calcext:value-type="string">
            <text:p>GET DATA &amp; PREPROCESSING</text:p>
          </table:table-cell>
          <table:table-cell table:style-name="ce4" table:number-columns-repeated="2"/>
          <table:table-cell table:style-name="ce10"/>
          <table:table-cell table:style-name="ce17" table:number-columns-repeated="10"/>
          <table:table-cell table:style-name="ce35" table:number-columns-repeated="3"/>
          <table:table-cell table:style-name="ce33"/>
          <table:table-cell table:style-name="ce18" table:number-columns-repeated="2"/>
          <table:table-cell table:style-name="ce25" table:number-columns-repeated="4"/>
          <table:table-cell table:style-name="ce17" table:number-columns-repeated="4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Read data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7" table:number-columns-repeated="2"/>
          <table:table-cell table:style-name="ce22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Manage dimension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3" table:number-columns-repeated="2"/>
          <table:table-cell table:style-name="ce22" table:number-columns-repeated="2"/>
          <table:table-cell table:style-name="ce29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Bandpass filter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2"/>
          <table:table-cell table:style-name="ce28"/>
          <table:table-cell table:style-name="ce29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3"/>
          <table:table-cell table:style-name="ce33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<text:span text:style-name="T3">Weekly meeting  (4/02)</text:span>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9" table:number-columns-repeated="2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Organize patients per block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0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rite Project Proposal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4"/>
          <table:table-cell table:style-name="ce31"/>
          <table:table-cell table:style-name="ce19" table:number-columns-repeated="2"/>
          <table:table-cell table:style-name="ce31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Organize patients per block (again considering de NaNs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8" table:number-columns-repeated="2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5" office:value-type="string" calcext:value-type="string">
            <text:p>Scale and organize plots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30"/>
          <table:table-cell table:style-name="ce24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4"/>
          <table:table-cell table:style-name="ce28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Make repo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ersistent Homology with a minimum distancte to eliminate noise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8" table:number-columns-repeated="2"/>
          <table:table-cell table:style-name="ce24" table:number-columns-repeated="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mpute Persistent Diagrams</text:p>
          </table:table-cell>
          <table:table-cell table:style-name="ce4" table:number-columns-repeated="2"/>
          <table:table-cell table:style-name="ce10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/>
          <table:table-cell table:style-name="ce17" table:number-columns-repeated="10"/>
          <table:table-cell table:style-name="ce35"/>
          <table:table-cell table:style-name="ce19" table:number-columns-repeated="2"/>
          <table:table-cell table:style-name="ce35"/>
          <table:table-cell table:style-name="ce17" table:number-columns-repeated="2"/>
          <table:table-cell table:style-name="ce25" table:number-columns-repeated="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 table:style-name="ce3"/>
          <table:table-cell table:style-name="ce6" office:value-type="string" calcext:value-type="string">
            <text:p>Compute persistent homology for the intensities</text:p>
          </table:table-cell>
          <table:table-cell table:style-name="ce4"/>
          <table:table-cell office:value-type="string" calcext:value-type="string">
            <text:p>done</text:p>
          </table:table-cell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/>
          <table:table-cell table:style-name="ce32" table:number-columns-repeated="2"/>
          <table:table-cell table:style-name="ce25"/>
          <table:table-cell table:style-name="ce34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35" table:number-columns-repeated="5"/>
          <table:table-cell table:style-name="ce19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table:style-name="ce5" office:value-type="string" calcext:value-type="string">
            <text:p>Weekly meeting (11/02)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/>
          <table:table-cell table:style-name="ce28"/>
          <table:table-cell table:style-name="ce33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table:style-name="ce7" office:value-type="string" calcext:value-type="string">
            <text:p>Compute persistent homology for the correlation</text:p>
          </table:table-cell>
          <table:table-cell/>
          <table:table-cell office:value-type="string" calcext:value-type="string">
            <text:p>done</text:p>
          </table:table-cell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2"/>
          <table:table-cell table:style-name="ce22" table:number-columns-repeated="2"/>
          <table:table-cell table:style-name="ce28"/>
          <table:table-cell table:style-name="ce19" table:number-columns-repeated="2"/>
          <table:table-cell table:style-name="ce28" table:number-columns-repeated="3"/>
          <table:table-cell table:style-name="ce24" table:number-columns-repeated="2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41" table:number-columns-repeated="5"/>
          <table:table-cell table:style-name="ce19" table:number-columns-repeated="2"/>
          <table:table-cell table:style-name="ce41"/>
          <table:table-cell table:style-name="ce24" table:number-columns-repeated="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3"/>
          <table:table-cell table:style-name="ce44"/>
          <table:table-cell table:style-name="ce24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style-name="ce24" table:number-columns-repeated="5"/>
          <table:table-cell table:style-name="ce19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Read about persistent homology and descriptors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/>
          <table:table-cell table:style-name="ce28" table:number-columns-repeated="5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18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9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ersistent homology for the correlation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Correlation (Postponed)</text:p>
          </table:table-cell>
          <table:table-cell table:style-name="ce4" table:number-columns-repeated="2"/>
          <table:table-cell table:style-name="ce10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3"/>
          <table:table-cell table:style-name="ce17" table:number-columns-repeated="30"/>
          <table:table-cell table:style-name="ce18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Weekly meeting (25/02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rrect correlation</text:p>
          </table:table-cell>
          <table:table-cell/>
          <table:table-cell table:style-name="ce52" office:value-type="string" calcext:value-type="string">
            <text:p>postponed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 table:number-columns-repeated="3"/>
          <table:table-cell table:style-name="ce22"/>
          <table:table-cell table:style-name="ce28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4/03) 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9" table:number-columns-repeated="2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Use temporal Nature of the Data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5">
          <table:table-cell/>
          <table:table-cell office:value-type="string" calcext:value-type="string">
            <text:p>Adding Downsampling TS and reshaping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9" table:number-columns-repeated="3"/>
          <table:table-cell table:style-name="ce22"/>
          <table:table-cell table:style-name="ce18" table:number-columns-repeated="2"/>
          <table:table-cell table:style-name="ce22"/>
          <table:table-cell table:style-name="ce28" table:number-columns-repeated="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Weekly meeting (11/03)</text:p>
          </table:table-cell>
          <table:table-cell/>
          <table:table-cell office:value-type="string" calcext:value-type="string">
            <text:p>done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PH of all the motivational State</text:p>
          </table:table-cell>
          <table:table-cell/>
          <table:table-cell table:style-name="ce52" office:value-type="string" calcext:value-type="string">
            <text:p>postponed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5">
          <table:table-cell/>
          <table:table-cell office:value-type="string" calcext:value-type="string">
            <text:p>Compute Bottleneck distances between diagrams</text:p>
          </table:table-cell>
          <table:table-cell/>
          <table:table-cell office:value-type="string" calcext:value-type="string">
            <text:p>doing</text:p>
          </table:table-cell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PCA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2"/>
          <table:table-cell table:style-name="ce22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first Topological descriptor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9"/>
          <table:table-cell table:style-name="ce18" table:number-columns-repeated="2"/>
          <table:table-cell table:style-name="ce29" table:number-columns-repeated="4"/>
          <table:table-cell table:style-name="ce22"/>
          <table:table-cell table:style-name="ce18" table:number-columns-repeated="2"/>
          <table:table-cell table:style-name="ce22" table:number-columns-repeated="2"/>
          <table:table-cell table:style-name="ce28" table:number-columns-repeated="2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18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9"/>
          <table:table-cell table:style-name="ce18" table:number-columns-repeated="2"/>
          <table:table-cell table:style-name="ce29" table:number-columns-repeated="5"/>
          <table:table-cell table:style-name="ce18" table:number-columns-repeated="2"/>
          <table:table-cell table:style-name="ce29" table:number-columns-repeated="2"/>
          <table:table-cell table:style-name="ce22"/>
          <table:table-cell table:style-name="ce28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Compute More Topological descriptors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28"/>
          <table:table-cell table:style-name="ce18" table:number-columns-repeated="2"/>
          <table:table-cell table:style-name="ce28"/>
          <table:table-cell table:style-name="ce22" table:number-columns-repeated="4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Review Code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28" table:number-columns-repeated="4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/>
          <table:table-cell office:value-type="string" calcext:value-type="string">
            <text:p>Weekly meeting (25/03)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28"/>
          <table:table-cell table:style-name="ce22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Decide if: take a new approach or start writing the project</text:p>
          </table:table-cell>
          <table:table-cell table:style-name="ce4" table:number-columns-repeated="2"/>
          <table:table-cell table:style-name="ce11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17" table:number-columns-repeated="21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<text:s/>Bake a new approach or start writing the project</text:p>
          </table:table-cell>
          <table:table-cell table:style-name="ce4" table:number-columns-repeated="2"/>
          <table:table-cell table:style-name="ce12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3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>
          <table:table-cell/>
          <table:table-cell office:value-type="string" calcext:value-type="string">
            <text:p>Begin to write project index, and information about the data processing</text:p>
          </table:table-cell>
          <table:table-cell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 table:number-rows-repeated="3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style-name="ce3" office:value-type="string" calcext:value-type="string">
            <text:p>NEXT STAGE</text:p>
          </table:table-cell>
          <table:table-cell table:style-name="ce4" table:number-columns-repeated="2"/>
          <table:table-cell table:style-name="ce1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4"/>
          <table:table-cell table:style-name="ce34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5" table:number-columns-repeated="5"/>
          <table:table-cell table:style-name="ce20" table:number-columns-repeated="2"/>
          <table:table-cell table:style-name="ce39" table:number-columns-repeated="5"/>
          <table:table-cell table:style-name="ce20" table:number-columns-repeated="2"/>
          <table:table-cell table:style-name="ce39"/>
          <table:table-cell table:style-name="ce25" table:number-columns-repeated="4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3"/>
          <table:table-cell table:style-name="ce34"/>
          <table:table-cell table:style-name="ce2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25" table:number-columns-repeated="5"/>
          <table:table-cell table:style-name="ce20" table:number-columns-repeated="2"/>
          <table:table-cell table:style-name="ce4" table:number-columns-repeated="850"/>
        </table:table-row>
        <table:table-row table:style-name="ro1" table:number-rows-repeated="224">
          <table:table-cell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4"/>
          <table:table-cell table:style-name="ce3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40" table:number-columns-repeated="5"/>
          <table:table-cell table:style-name="ce18" table:number-columns-repeated="2"/>
          <table:table-cell table:style-name="ce40"/>
          <table:table-cell table:style-name="ce22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3"/>
          <table:table-cell table:style-name="ce33"/>
          <table:table-cell table:style-name="ce2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number-columns-repeated="850"/>
        </table:table-row>
        <table:table-row table:style-name="ro1">
          <table:table-cell table:number-columns-repeated="4"/>
          <table:table-cell table:number-columns-repeated="170" office:value-type="string" calcext:value-type="string">
            <text:p>x</text:p>
          </table:table-cell>
          <table:table-cell table:number-columns-repeated="850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Planning TFM'.D38:'Planning TFM'.D41 'Planning TFM'.D43:'Planning TFM'.D46 'Planning TFM'.D48:'Planning TFM'.D51 'Planning TFM'.D53:'Planning TFM'.D1048576 'Planning TFM'.D1:'Planning TFM'.D1 'Planning TFM'.D3:'Planning TFM'.D25 'Planning TFM'.D27:'Planning TFM'.D36">
            <calcext:condition calcext:apply-style-name="ConditionalStyle_12" calcext:value="=&quot;doing&quot;" calcext:base-cell-address="'Planning TFM'.D1"/>
            <calcext:condition calcext:apply-style-name="ConditionalStyle_11" calcext:value="=&quot;done&quot;" calcext:base-cell-address="'Planning TFM'.D1"/>
          </calcext:conditional-format>
          <calcext:conditional-format calcext:target-range-address="'Planning TFM'.D37:'Planning TFM'.D37 'Planning TFM'.D26:'Planning TFM'.D26">
            <calcext:condition calcext:apply-style-name="ConditionalStyle_8" calcext:value="=&quot;doing&quot;" calcext:base-cell-address="'Planning TFM'.D26"/>
            <calcext:condition calcext:apply-style-name="ConditionalStyle_7" calcext:value="=&quot;done&quot;" calcext:base-cell-address="'Planning TFM'.D26"/>
          </calcext:conditional-format>
          <calcext:conditional-format calcext:target-range-address="'Planning TFM'.D42:'Planning TFM'.D42">
            <calcext:condition calcext:apply-style-name="ConditionalStyle_6" calcext:value="=&quot;doing&quot;" calcext:base-cell-address="'Planning TFM'.D42"/>
            <calcext:condition calcext:apply-style-name="ConditionalStyle_5" calcext:value="=&quot;done&quot;" calcext:base-cell-address="'Planning TFM'.D42"/>
          </calcext:conditional-format>
          <calcext:conditional-format calcext:target-range-address="'Planning TFM'.D47:'Planning TFM'.D47">
            <calcext:condition calcext:apply-style-name="ConditionalStyle_4" calcext:value="=&quot;doing&quot;" calcext:base-cell-address="'Planning TFM'.D47"/>
            <calcext:condition calcext:apply-style-name="ConditionalStyle_3" calcext:value="=&quot;done&quot;" calcext:base-cell-address="'Planning TFM'.D47"/>
          </calcext:conditional-format>
          <calcext:conditional-format calcext:target-range-address="'Planning TFM'.D52:'Planning TFM'.D52">
            <calcext:condition calcext:apply-style-name="ConditionalStyle_2" calcext:value="=&quot;doing&quot;" calcext:base-cell-address="'Planning TFM'.D52"/>
            <calcext:condition calcext:apply-style-name="ConditionalStyle_1" calcext:value="=&quot;done&quot;" calcext:base-cell-address="'Planning TFM'.D52"/>
          </calcext:conditional-format>
        </calcext:conditional-formats>
      </table:table>
      <table:table table:name="empty week" table:style-name="ta2"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number-columns-repeated="23" table:default-cell-style-name="Default"/>
        <table:table-column table:style-name="co7" table:number-columns-repeated="20" table:default-cell-style-name="Default"/>
        <table:table-row table:style-name="ro1">
          <table:table-cell table:style-name="ce105"/>
          <table:table-cell table:style-name="ce105" office:value-type="string" calcext:value-type="string">
            <text:p>Mes:</text:p>
          </table:table-cell>
          <table:table-cell table:style-name="ce105" table:number-columns-repeated="16"/>
          <table:table-cell table:number-columns-repeated="46"/>
        </table:table-row>
        <table:table-row table:style-name="ro1">
          <table:table-cell table:style-name="ce105" table:number-columns-repeated="18"/>
          <table:table-cell table:number-columns-repeated="46"/>
        </table:table-row>
        <table:table-row table:style-name="ro1">
          <table:table-cell table:style-name="ce105"/>
          <table:table-cell table:style-name="ce106" office:value-type="string" calcext:value-type="string">
            <text:p>Dilluns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marts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mecres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jous</text:p>
          </table:table-cell>
          <table:table-cell table:style-name="ce111"/>
          <table:table-cell table:style-name="ce139"/>
          <table:table-cell table:style-name="ce140"/>
          <table:table-cell table:number-columns-repeated="44"/>
        </table:table-row>
        <table:table-row table:style-name="ro1" table:number-rows-repeated="13">
          <table:table-cell table:style-name="ce105"/>
          <table:table-cell table:style-name="ce107"/>
          <table:table-cell table:style-name="ce112" table:number-columns-repeated="2"/>
          <table:table-cell table:style-name="ce117"/>
          <table:table-cell table:style-name="ce105"/>
          <table:table-cell table:style-name="ce107"/>
          <table:table-cell table:style-name="ce112" table:number-columns-repeated="2"/>
          <table:table-cell table:style-name="ce117"/>
          <table:table-cell table:style-name="ce105"/>
          <table:table-cell table:style-name="ce107"/>
          <table:table-cell table:style-name="ce112" table:number-columns-repeated="2"/>
          <table:table-cell table:style-name="ce117"/>
          <table:table-cell table:style-name="ce105"/>
          <table:table-cell table:style-name="ce107"/>
          <table:table-cell table:style-name="ce112"/>
          <table:table-cell table:style-name="ce114"/>
          <table:table-cell table:style-name="ce119"/>
          <table:table-cell table:number-columns-repeated="44"/>
        </table:table-row>
        <table:table-row table:style-name="ro1">
          <table:table-cell table:style-name="ce105"/>
          <table:table-cell table:style-name="ce108"/>
          <table:table-cell table:style-name="ce113" table:number-columns-repeated="2"/>
          <table:table-cell table:style-name="ce118"/>
          <table:table-cell table:style-name="ce105"/>
          <table:table-cell table:style-name="ce108"/>
          <table:table-cell table:style-name="ce113" table:number-columns-repeated="2"/>
          <table:table-cell table:style-name="ce118"/>
          <table:table-cell table:style-name="ce105"/>
          <table:table-cell table:style-name="ce108"/>
          <table:table-cell table:style-name="ce113" table:number-columns-repeated="2"/>
          <table:table-cell table:style-name="ce118"/>
          <table:table-cell table:style-name="ce105"/>
          <table:table-cell table:style-name="ce108"/>
          <table:table-cell table:style-name="ce113"/>
          <table:table-cell table:style-name="ce115"/>
          <table:table-cell table:style-name="ce120"/>
          <table:table-cell table:number-columns-repeated="44"/>
        </table:table-row>
        <table:table-row table:style-name="ro4">
          <table:table-cell table:style-name="ce105" table:number-columns-repeated="18"/>
          <table:table-cell table:number-columns-repeated="46"/>
        </table:table-row>
        <table:table-row table:style-name="ro1">
          <table:table-cell table:style-name="ce105"/>
          <table:table-cell table:style-name="ce106" office:value-type="string" calcext:value-type="string">
            <text:p>Divendres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ssabte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Diumenge:</text:p>
          </table:table-cell>
          <table:table-cell table:style-name="ce111" table:number-columns-repeated="2"/>
          <table:table-cell table:style-name="ce116"/>
          <table:table-cell table:style-name="ce105"/>
          <table:table-cell table:style-name="ce106" office:value-type="string" calcext:value-type="string">
            <text:p>TO DOs:</text:p>
          </table:table-cell>
          <table:table-cell table:style-name="ce111"/>
          <table:table-cell table:style-name="ce139"/>
          <table:table-cell table:style-name="ce140"/>
          <table:table-cell table:number-columns-repeated="44"/>
        </table:table-row>
        <table:table-row table:style-name="ro1" table:number-rows-repeated="13">
          <table:table-cell/>
          <table:table-cell table:style-name="ce109"/>
          <table:table-cell table:style-name="ce114" table:number-columns-repeated="2"/>
          <table:table-cell table:style-name="ce119"/>
          <table:table-cell/>
          <table:table-cell table:style-name="ce109"/>
          <table:table-cell table:style-name="ce114" table:number-columns-repeated="2"/>
          <table:table-cell table:style-name="ce119"/>
          <table:table-cell/>
          <table:table-cell table:style-name="ce109"/>
          <table:table-cell table:style-name="ce114" table:number-columns-repeated="2"/>
          <table:table-cell table:style-name="ce119"/>
          <table:table-cell/>
          <table:table-cell table:style-name="ce109"/>
          <table:table-cell table:style-name="ce114" table:number-columns-repeated="2"/>
          <table:table-cell table:style-name="ce119"/>
          <table:table-cell table:number-columns-repeated="44"/>
        </table:table-row>
        <table:table-row table:style-name="ro1">
          <table:table-cell/>
          <table:table-cell table:style-name="ce110"/>
          <table:table-cell table:style-name="ce115" table:number-columns-repeated="2"/>
          <table:table-cell table:style-name="ce120"/>
          <table:table-cell/>
          <table:table-cell table:style-name="ce110"/>
          <table:table-cell table:style-name="ce115" table:number-columns-repeated="2"/>
          <table:table-cell table:style-name="ce120"/>
          <table:table-cell/>
          <table:table-cell table:style-name="ce110"/>
          <table:table-cell table:style-name="ce115" table:number-columns-repeated="2"/>
          <table:table-cell table:style-name="ce120"/>
          <table:table-cell/>
          <table:table-cell table:style-name="ce110"/>
          <table:table-cell table:style-name="ce115" table:number-columns-repeated="2"/>
          <table:table-cell table:style-name="ce120"/>
          <table:table-cell table:number-columns-repeated="44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 Math" svg:font-family="'Cambria Math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2" style:display-name="ConditionalStyle_12" style:family="table-cell" style:parent-style-name="Default">
      <style:table-cell-properties fo:background-color="#ffeb9c"/>
      <style:text-properties fo:color="#9c57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ffeb9c"/>
      <style:text-properties fo:color="#9c57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ffeb9c"/>
      <style:text-properties fo:color="#9c57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ffeb9c"/>
      <style:text-properties fo:color="#9c57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eb9c"/>
      <style:text-properties fo:color="#9c57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65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0.748in" fo:margin-bottom="0.748in" fo:margin-left="0.7083in" fo:margin-right="0.7083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09:26:04.977301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_20_Q2_5f_1" style:display-name="PageStyle_Schedule Q2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_20_Q2_5f_2" style:display-name="PageStyle_Schedule Q2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mpty_20_week" style:display-name="PageStyle_empty wee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lanning_20_TFM" style:display-name="PageStyle_Planning TFM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NTSERRAT COMAS TURRO</meta:initial-creator>
    <meta:print-date>2021-02-02T14:44:48</meta:print-date>
    <meta:creation-date>2021-01-30T15:18:34</meta:creation-date>
    <dc:date>2021-03-14T09:28:32.880165439</dc:date>
    <meta:generator>LibreOffice/6.4.6.2$Linux_X86_64 LibreOffice_project/40$Build-2</meta:generator>
    <meta:editing-duration>PT49M51S</meta:editing-duration>
    <meta:editing-cycles>14</meta:editing-cycles>
    <meta:document-statistic meta:table-count="2" meta:cell-count="5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